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T11" style:parent-style-name="SourceText" style:family="text">
      <style:text-properties style:font-name="Arial" style:font-name-complex="Arial" fo:font-size="12pt" style:font-size-asian="12pt" style:font-size-complex="12pt" fo:background-color="#EEEEFF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SourceText" style:family="text">
      <style:text-properties style:font-name="Arial" style:font-name-complex="Arial" fo:font-size="12pt" style:font-size-asian="12pt" style:font-size-complex="12pt" fo:background-color="#EEEEFF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 fo:font-size="14pt" style:font-size-asian="14pt"/>
    </style:style>
    <style:style style:name="T35" style:parent-style-name="DefaultParagraphFont" style:family="text">
      <style:text-properties style:font-name="Arial" style:font-name-complex="Arial" fo:font-size="11pt" style:font-size-asian="11pt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PreformattedText" style:family="paragraph">
      <style:text-properties style:font-name="Arial" style:font-name-complex="Arial" fo:font-size="11pt" style:font-size-asian="11pt"/>
    </style:style>
    <style:style style:name="T38" style:parent-style-name="SourceText" style:family="text">
      <style:text-properties style:font-name="Arial" style:font-name-complex="Arial"/>
    </style:style>
    <style:style style:name="P39" style:parent-style-name="PreformattedText" style:family="paragraph">
      <style:paragraph-properties fo:line-height="145%" fo:background-color="#F6F8FA"/>
    </style:style>
    <style:style style:name="T40" style:parent-style-name="SourceText" style:family="text">
      <style:text-properties style:font-name="Arial" style:font-name-complex="Arial" fo:font-size="11pt" style:font-size-asian="11pt"/>
    </style:style>
    <style:style style:name="T41" style:parent-style-name="SourceText" style:family="text">
      <style:text-properties style:font-name="Arial" style:font-name-complex="Arial"/>
    </style:style>
    <style:style style:name="P42" style:parent-style-name="PreformattedText" style:family="paragraph">
      <style:paragraph-properties fo:line-height="145%" fo:background-color="#F6F8FA"/>
    </style:style>
    <style:style style:name="T43" style:parent-style-name="SourceText" style:family="text">
      <style:text-properties style:font-name="Arial" style:font-name-complex="Arial" fo:font-size="11pt" style:font-size-asian="11pt"/>
    </style:style>
    <style:style style:name="T44" style:parent-style-name="SourceText" style:family="text">
      <style:text-properties style:font-name="Arial" style:font-name-complex="Arial"/>
    </style:style>
    <style:style style:name="P45" style:parent-style-name="PreformattedText" style:family="paragraph">
      <style:paragraph-properties fo:line-height="145%" fo:background-color="#F6F8FA"/>
    </style:style>
    <style:style style:name="T46" style:parent-style-name="SourceText" style:family="text">
      <style:text-properties style:font-name="Arial" style:font-name-complex="Arial" fo:font-size="11pt" style:font-size-asian="11pt"/>
    </style:style>
    <style:style style:name="T47" style:parent-style-name="SourceText" style:family="text">
      <style:text-properties style:font-name="Arial" style:font-name-complex="Arial"/>
    </style:style>
    <style:style style:name="P48" style:parent-style-name="PreformattedText" style:family="paragraph">
      <style:paragraph-properties fo:line-height="145%" fo:background-color="#F6F8FA"/>
    </style:style>
    <style:style style:name="T49" style:parent-style-name="SourceText" style:family="text">
      <style:text-properties style:font-name="Arial" style:font-name-complex="Arial" fo:font-size="11pt" style:font-size-asian="11pt"/>
    </style:style>
    <style:style style:name="T50" style:parent-style-name="SourceText" style:family="text">
      <style:text-properties style:font-name="Arial" style:font-name-complex="Arial"/>
    </style:style>
    <style:style style:name="P51" style:parent-style-name="PreformattedText" style:family="paragraph">
      <style:paragraph-properties fo:line-height="145%" fo:background-color="#F6F8FA"/>
    </style:style>
    <style:style style:name="T52" style:parent-style-name="SourceText" style:family="text">
      <style:text-properties style:font-name="Arial" style:font-name-complex="Arial" fo:font-size="11pt" style:font-size-asian="11pt"/>
    </style:style>
    <style:style style:name="T53" style:parent-style-name="SourceText" style:family="text">
      <style:text-properties style:font-name="Arial" style:font-name-complex="Arial"/>
    </style:style>
    <style:style style:name="T54" style:parent-style-name="SourceText" style:family="text">
      <style:text-properties style:font-name="Arial" style:font-name-complex="Arial"/>
    </style:style>
    <style:style style:name="T55" style:parent-style-name="SourceText" style:family="text">
      <style:text-properties style:font-name="Arial" style:font-name-complex="Arial"/>
    </style:style>
    <style:style style:name="T56" style:parent-style-name="SourceText" style:family="text">
      <style:text-properties style:font-name="Arial" style:font-name-complex="Arial"/>
    </style:style>
    <style:style style:name="T57" style:parent-style-name="SourceText" style:family="text">
      <style:text-properties style:font-name="Arial" style:font-name-complex="Arial"/>
    </style:style>
    <style:style style:name="T58" style:parent-style-name="SourceText" style:family="text">
      <style:text-properties style:font-name="Arial" style:font-name-complex="Arial"/>
    </style:style>
    <style:style style:name="P59" style:parent-style-name="PreformattedText" style:family="paragraph">
      <style:paragraph-properties fo:line-height="145%" fo:background-color="#F6F8FA"/>
    </style:style>
    <style:style style:name="T60" style:parent-style-name="SourceText" style:family="text">
      <style:text-properties style:font-name="Arial" style:font-name-complex="Arial" fo:font-size="11pt" style:font-size-asian="11pt"/>
    </style:style>
    <style:style style:name="T61" style:parent-style-name="SourceText" style:family="text">
      <style:text-properties style:font-name="Arial" style:font-name-complex="Arial"/>
    </style:style>
    <style:style style:name="P62" style:parent-style-name="PreformattedText" style:family="paragraph">
      <style:paragraph-properties fo:line-height="145%" fo:background-color="#F6F8FA"/>
    </style:style>
    <style:style style:name="T63" style:parent-style-name="SourceText" style:family="text">
      <style:text-properties style:font-name="Arial" style:font-name-complex="Arial" fo:font-size="11pt" style:font-size-asian="11pt"/>
    </style:style>
    <style:style style:name="T64" style:parent-style-name="SourceText" style:family="text">
      <style:text-properties style:font-name="Arial" style:font-name-complex="Arial"/>
    </style:style>
    <style:style style:name="P65" style:parent-style-name="PreformattedText" style:family="paragraph">
      <style:paragraph-properties fo:line-height="145%" fo:background-color="#F6F8FA"/>
    </style:style>
    <style:style style:name="T66" style:parent-style-name="SourceText" style:family="text">
      <style:text-properties style:font-name="Arial" style:font-name-complex="Arial" fo:font-size="11pt" style:font-size-asian="11pt"/>
    </style:style>
    <style:style style:name="T67" style:parent-style-name="SourceText" style:family="text">
      <style:text-properties style:font-name="Arial" style:font-name-complex="Arial"/>
    </style:style>
    <style:style style:name="P68" style:parent-style-name="PreformattedText" style:family="paragraph">
      <style:paragraph-properties fo:line-height="145%" fo:background-color="#F6F8FA"/>
    </style:style>
    <style:style style:name="T69" style:parent-style-name="SourceText" style:family="text">
      <style:text-properties style:font-name="Arial" style:font-name-complex="Arial" fo:font-size="11pt" style:font-size-asian="11pt"/>
    </style:style>
    <style:style style:name="T70" style:parent-style-name="SourceText" style:family="text">
      <style:text-properties style:font-name="Arial" style:font-name-complex="Arial"/>
    </style:style>
    <style:style style:name="P71" style:parent-style-name="PreformattedText" style:family="paragraph">
      <style:paragraph-properties fo:line-height="145%" fo:background-color="#F6F8FA"/>
    </style:style>
    <style:style style:name="T72" style:parent-style-name="SourceText" style:family="text">
      <style:text-properties style:font-name="Arial" style:font-name-complex="Arial" fo:font-size="11pt" style:font-size-asian="11pt"/>
    </style:style>
    <style:style style:name="T73" style:parent-style-name="SourceText" style:family="text">
      <style:text-properties style:font-name="Arial" style:font-name-complex="Arial"/>
    </style:style>
    <style:style style:name="P74" style:parent-style-name="PreformattedText" style:family="paragraph">
      <style:text-properties style:font-name="Arial" style:font-name-complex="Arial" fo:font-size="11pt" style:font-size-asian="11pt"/>
    </style:style>
    <style:style style:name="T75" style:parent-style-name="DefaultParagraphFont" style:family="text">
      <style:text-properties style:font-name="Arial" style:font-name-complex="Arial" fo:font-size="14pt" style:font-size-asian="14pt" style:font-size-complex="12pt"/>
    </style:style>
    <style:style style:name="T76" style:parent-style-name="DefaultParagraphFont" style:family="text">
      <style:text-properties fo:font-size="14pt" style:font-size-asian="14pt" style:font-size-complex="12pt"/>
    </style:style>
    <style:style style:name="T77" style:parent-style-name="DefaultParagraphFont" style:family="text">
      <style:text-properties style:font-name="Arial" style:font-name-complex="Arial" fo:font-size="14pt" style:font-size-asian="14pt" style:font-size-complex="12pt"/>
    </style:style>
    <style:style style:name="P78" style:parent-style-name="Standard" style:family="paragraph">
      <style:text-properties style:font-name="Arial" style:font-name-complex="Arial" fo:font-size="14pt" style:font-size-asian="14pt"/>
    </style:style>
    <style:style style:name="P79" style:parent-style-name="Standard" style:family="paragraph">
      <style:text-properties style:font-name="Arial" style:font-name-complex="Arial" fo:font-size="14pt" style:font-size-asian="14pt"/>
    </style:style>
    <style:style style:name="P80" style:parent-style-name="Standard" style:family="paragraph">
      <style:text-properties style:font-name="Arial" style:font-name-complex="Arial" fo:font-size="14pt" style:font-size-asian="14pt"/>
    </style:style>
    <style:style style:name="P81" style:parent-style-name="Standard" style:family="paragraph">
      <style:text-properties style:font-name="Arial" style:font-name-complex="Arial" fo:font-size="14pt" style:font-size-asian="14pt"/>
    </style:style>
    <style:style style:name="P82" style:parent-style-name="Standard" style:family="paragraph">
      <style:text-properties style:font-name="Arial" style:font-name-complex="Arial" fo:font-size="14pt" style:font-size-asian="14pt"/>
    </style:style>
    <style:style style:name="P83" style:parent-style-name="Standard" style:family="paragraph">
      <style:text-properties style:font-name="Arial" style:font-name-complex="Arial" fo:font-size="14pt" style:font-size-asian="14pt"/>
    </style:style>
    <style:style style:name="T84" style:parent-style-name="DefaultParagraphFont" style:family="text">
      <style:text-properties style:font-name="Arial" style:font-name-complex="Arial" fo:font-size="14pt" style:font-size-asian="14pt"/>
    </style:style>
    <style:style style:name="T85" style:parent-style-name="DefaultParagraphFont" style:family="text">
      <style:text-properties style:font-name="Arial" style:font-name-complex="Arial" fo:font-size="14pt" style:font-size-asian="14pt"/>
    </style:style>
    <style:style style:name="P86" style:parent-style-name="Standard" style:family="paragraph">
      <style:text-properties style:font-name="Arial" style:font-name-complex="Arial" fo:font-size="14pt" style:font-size-asian="14pt"/>
    </style:style>
    <style:style style:name="T87" style:parent-style-name="DefaultParagraphFont" style:family="text">
      <style:text-properties style:font-name="Arial" style:font-name-complex="Arial" fo:font-size="14pt" style:font-size-asian="14pt"/>
    </style:style>
    <style:style style:name="T88" style:parent-style-name="DefaultParagraphFont" style:family="text">
      <style:text-properties style:font-name="Arial" style:font-name-complex="Arial" fo:font-size="14pt" style:font-size-asian="14pt"/>
    </style:style>
    <style:style style:name="T89" style:parent-style-name="DefaultParagraphFont" style:family="text">
      <style:text-properties style:font-name="Arial" style:font-name-complex="Arial" fo:font-weight="bold" style:font-weight-asian="bold" fo:font-size="14pt" style:font-size-asian="14pt"/>
    </style:style>
    <style:style style:name="P90" style:parent-style-name="Standard" style:family="paragraph">
      <style:text-properties style:font-name="Arial" style:font-name-complex="Arial" fo:font-size="14pt" style:font-size-asian="14pt"/>
    </style:style>
    <style:style style:name="P91" style:parent-style-name="Standard" style:family="paragraph">
      <style:text-properties style:font-name="Arial" style:font-name-complex="Arial" fo:font-size="14pt" style:font-size-asian="14pt"/>
    </style:style>
    <style:style style:name="P92" style:parent-style-name="Standard" style:family="paragraph">
      <style:text-properties style:font-name="Arial" style:font-name-complex="Arial" fo:font-size="14pt" style:font-size-asian="14pt"/>
    </style:style>
    <style:style style:name="P93" style:parent-style-name="Standard" style:family="paragraph">
      <style:text-properties style:font-name="Arial" style:font-name-complex="Arial" fo:font-size="14pt" style:font-size-asian="14pt"/>
    </style:style>
    <style:style style:name="P94" style:parent-style-name="Standard" style:family="paragraph">
      <style:text-properties style:font-name="Arial" style:font-name-complex="Arial" fo:font-size="14pt" style:font-size-asian="14pt"/>
    </style:style>
    <style:style style:name="P95" style:parent-style-name="Standard" style:family="paragraph">
      <style:text-properties style:font-name="Arial" style:font-name-complex="Arial" fo:font-size="14pt" style:font-size-asian="14pt"/>
    </style:style>
    <style:style style:name="P96" style:parent-style-name="Standard" style:family="paragraph">
      <style:text-properties style:font-name="Arial" style:font-name-complex="Arial" fo:font-size="14pt" style:font-size-asian="14pt"/>
    </style:style>
    <style:style style:name="P97" style:parent-style-name="Standard" style:family="paragraph">
      <style:text-properties style:font-name="Arial" style:font-name-complex="Arial" fo:font-size="14pt" style:font-size-asian="14pt"/>
    </style:style>
    <style:style style:name="P98" style:parent-style-name="Standard" style:family="paragraph">
      <style:text-properties style:font-name="Arial" style:font-name-complex="Arial" fo:font-size="14pt" style:font-size-asian="14pt"/>
    </style:style>
    <style:style style:name="P99" style:parent-style-name="Standard" style:family="paragraph">
      <style:text-properties style:font-name="Arial" style:font-name-complex="Arial" fo:font-size="14pt" style:font-size-asian="14pt"/>
    </style:style>
    <style:style style:name="P10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1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4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5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6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7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8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09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0" style:parent-style-name="Standard" style:family="paragraph">
      <style:text-properties style:font-name="Arial" style:font-name-complex="Arial" fo:font-size="14pt" style:font-size-asian="14pt" style:font-size-complex="14pt"/>
    </style:style>
    <style:style style:name="P111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12" style:parent-style-name="DefaultParagraphFon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How to install and use the Prisms Crystal Plasticity CLI integration tool to Materials Common on Red Hat Linux</text:p>
      <text:p text:style-name="P2"/>
      <text:p text:style-name="P3">You need to substitute YourName with your name during the commands. For example if your name is Jack, you hould put Jack intead of YourName.</text:p>
      <text:p text:style-name="P4"/>
      <text:p text:style-name="P5">Open a terminal</text:p>
      <text:p text:style-name="P6">Type the following command:</text:p>
      <text:p text:style-name="P7"/>
      <text:p text:style-name="P8">module load python</text:p>
      <text:p text:style-name="P9">conda create -n<text:s/>YourName<text:s/>python=3.5</text:p>
      <text:p text:style-name="P10">source activate <text:s/>YourName</text:p>
      <text:p text:style-name="PreformattedText"><text:span text:style-name="T11">mkdir<text:s/></text:span><text:span text:style-name="T12">YourName</text:span></text:p>
      <text:p text:style-name="PreformattedText"><text:span text:style-name="T13">cd<text:s/></text:span><text:span text:style-name="T14">YourName</text:span></text:p>
      <text:p text:style-name="Standard"><text:span text:style-name="T15">git clone<text:s/></text:span><text:a xlink:href="http://github.com/materials-commons/mcapi.git" office:target-frame-name="_top" xlink:show="replace"><text:span text:style-name="T16">http://github.com/materials-commons/mcapi.git</text:span></text:a></text:p>
      <text:p text:style-name="P17">cd mcapi/python/materials_commons/api/</text:p>
      <text:p text:style-name="P18"/>
      <text:p text:style-name="P19">open another terminal. Put the following commands.</text:p>
      <text:p text:style-name="P20">cd ~/YourName</text:p>
      <text:p text:style-name="P21">pwd</text:p>
      <text:p text:style-name="P22"/>
      <text:p text:style-name="P23">copy the address come up. Lets assume it is /address/. Now go back to the original terminal. Put the following command:</text:p>
      <text:p text:style-name="P24"/>
      <text:p text:style-name="P25">vim config.py</text:p>
      <text:p text:style-name="P26"/>
      <text:p text:style-name="P27">Now paste the address you copied in the following lines</text:p>
      <text:p text:style-name="P28"/>
      <text:p text:style-name="P29">config_file_path ='/address/' <text:s text:c="3"/>(on line 16)</text:p>
      <text:p text:style-name="P30">Save and go back on terminal. Type the following command:</text:p>
      <text:p text:style-name="P31"/>
      <text:p text:style-name="P32">cd ~/YourName/</text:p>
      <text:p text:style-name="P33">vim config.json</text:p>
      <text:p text:style-name="P34"/>
      <text:p text:style-name="Standard"><text:span text:style-name="T35"><text:s/></text:span><text:span text:style-name="T36">Copy the following block inside the config.json.<text:s/></text:span></text:p>
      <text:p text:style-name="P37"/>
      <text:p text:style-name="PreformattedText"><text:span text:style-name="T38">{</text:span></text:p>
      <text:p text:style-name="P39"><text:span text:style-name="T40"><text:s text:c="6"/></text:span><text:span text:style-name="T41">"apikey": "[redacted, put your real api key here]",</text:span></text:p>
      <text:p text:style-name="P42"><text:span text:style-name="T43"><text:s text:c="6"/></text:span><text:span text:style-name="T44">"mcurl": "https://test.materialscommons.org/api",</text:span></text:p>
      <text:p text:style-name="P45"><text:span text:style-name="T46"><text:s text:c="6"/></text:span><text:span text:style-name="T47">"interfaces": [</text:span></text:p>
      <text:p text:style-name="P48"><text:span text:style-name="T49"><text:s text:c="9"/></text:span><text:span text:style-name="T50">{ "name": "prismscpfe",</text:span></text:p>
      <text:p text:style-name="P51"><text:span text:style-name="T52"><text:s text:c="11"/></text:span><text:span text:style-name="T53">"desc":"Cr</text:span><text:span text:style-name="T54">eate PRISMS-</text:span><text:span text:style-name="T55">C</text:span><text:span text:style-name="T56">PF</text:span><text:span text:style-name="T57">E</text:span><text:span text:style-name="T58"><text:s/>samples, processes, measurements, etc.",</text:span></text:p>
      <text:p text:style-name="P59"><text:span text:style-name="T60"><text:s text:c="11"/></text:span><text:span text:style-name="T61">"subcommand":"prismscpfe_subcommand",</text:span></text:p>
      <text:p text:style-name="P62"><text:span text:style-name="T63"><text:s text:c="11"/></text:span><text:span text:style-name="T64">"module":"prismscpfe_mcapi"</text:span></text:p>
      <text:p text:style-name="P65"><text:span text:style-name="T66"><text:s text:c="9"/></text:span><text:span text:style-name="T67">}</text:span></text:p>
      <text:p text:style-name="P68"><text:span text:style-name="T69"><text:s text:c="6"/></text:span><text:span text:style-name="T70">]</text:span></text:p>
      <text:p text:style-name="P71"><text:span text:style-name="T72"><text:s text:c="2"/></text:span><text:span text:style-name="T73">}</text:span></text:p>
      <text:p text:style-name="P74"/>
      <text:p text:style-name="PreformattedText"><text:span text:style-name="T75">You need to substitute the "redacted, put your real api key here” with “your api key”, for example “adafa6776576fasf”. You can get your api key from<text:s/></text:span><text:a xlink:href="https://test.materialscommons.org" office:target-frame-name="_top" xlink:show="replace"><text:span text:style-name="T76">https://test.materialscommons.org</text:span></text:a><text:span text:style-name="T77"><text:s/>and setting, after tou igne up for an account.</text:span></text:p>
      <text:p text:style-name="P78"/>
      <text:p text:style-name="P79">Go back to terminal and type following commands:</text:p>
      <text:p text:style-name="P80"/>
      <text:p text:style-name="P81">cd ~/YourName/mcapi/python/</text:p>
      <text:p text:style-name="P82">python setup.py install</text:p>
      <text:p text:style-name="P83">cd ~/YourName/</text:p>
      <text:p text:style-name="Standard"><text:span text:style-name="T84">git clone<text:s/></text:span><text:a xlink:href="https://github.com/prisms-center/prismscpfe_mcapi.git" office:target-frame-name="_top" xlink:show="replace"><text:span text:style-name="T85">https://github.com/prisms-center/prismscpfe_mcapi.git</text:span></text:a></text:p>
      <text:p text:style-name="P86"/>
      <text:p text:style-name="Standard"><text:span text:style-name="T87">N</text:span><text:span text:style-name="T88">ow you should go on webside and build a project named<text:s/></text:span><text:span text:style-name="T89">ProjectTest</text:span></text:p>
      <text:p text:style-name="P90"/>
      <text:p text:style-name="P91">Go back to terminal</text:p>
      <text:p text:style-name="P92"/>
      <text:p text:style-name="P93">mc proj</text:p>
      <text:p text:style-name="P94"/>
      <text:p text:style-name="P95">Now copy the project id of the built project. We now assume it’s projectID.</text:p>
      <text:p text:style-name="P96">Put the following commands.</text:p>
      <text:p text:style-name="P97"/>
      <text:p text:style-name="P98">mc clone<text:s/>projectID</text:p>
      <text:p text:style-name="P99">cd<text:s/>ProjectTest</text:p>
      <text:p text:style-name="P100">mc expt -c Expt1</text:p>
      <text:p text:style-name="P101">scp ~/YourName/prismscpfe_mcapi/TestFiles/* ./</text:p>
      <text:p text:style-name="P102">export PYTHONPATH=$PYTHONPATH:~/YourName/prismscpfe_mcapi</text:p>
      <text:p text:style-name="P103">mc prismscpfe BoundaryConditions<text:s/>--create</text:p>
      <text:p text:style-name="P104">mc prismscpfe numerical-parameters --create</text:p>
      <text:p text:style-name="P105">mc prismscpfe Orientations --create</text:p>
      <text:p text:style-name="P106">mc prismscpfe GrainId --create</text:p>
      <text:p text:style-name="P107">mc samp<text:tab/></text:p>
      <text:p text:style-name="P108"/>
      <text:p text:style-name="P109">Now, you will get alist of sample built. In the following command, you have<text:s/>SAMPLEIDS. You need to replace it with the list of <text:s/>built sample IDs separated by space.</text:p>
      <text:p text:style-name="P110">mc prismscpfe simulation --create --input-sample-ids SAMPLEIDS</text:p>
      <text:p text:style-name="P111"/>
      <text:p text:style-name="Standard"><text:span text:style-name="T112">Now go to the website. Do the SYNC to update it. Go to the project and workflow. You can find 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WenQuanYi Zen Hei Sharp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ghoobi, Mohammadreza</dc:creator>
    <meta:creation-date>2018-08-07T00:41:00Z</meta:creation-date>
    <dc:date>2018-08-08T17:41:00Z</dc:date>
    <meta:template xlink:href="Normal" xlink:type="simple"/>
    <meta:editing-cycles>30</meta:editing-cycles>
    <meta:editing-duration>PT6240S</meta:editing-duration>
    <meta:document-statistic meta:page-count="2" meta:paragraph-count="5" meta:word-count="412" meta:character-count="2758" meta:row-count="19" meta:non-whitespace-character-count="2351"/>
  </office:meta>
</office:document-meta>
</file>